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449c" officeooo:paragraph-rsid="000b449c"/>
    </style:style>
    <style:style style:name="P2" style:family="paragraph" style:parent-style-name="Standard">
      <style:paragraph-properties fo:break-before="page"/>
      <style:text-properties officeooo:rsid="000bb5c4" officeooo:paragraph-rsid="000bb5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nd Up</text:p>
      <text:p text:style-name="P1"/>
      <text:p text:style-name="P1">Player is trying to earn a living doing stand up comedy</text:p>
      <text:p text:style-name="P1"/>
      <text:p text:style-name="P1">Put together decks of cue cards before the show and shuffle them, but shuffling them too much will be noticed by the audience<text:line-break/><text:line-break/>The audience can be made of different groups of people that respond differently to different jokes<text:line-break/>- Dark humor<text:line-break/>- ironic humor<text:line-break/>- deadpan humor<text:line-break/>- nerd humor<text:line-break/>- etc<text:line-break/><text:line-break/>Perks can be unlocked such as<text:line-break/>- More cards to pick from<text:line-break/>- Getting to pick your venue or having more to choose from (a bar will have a different composition of people than a comic convention)<text:line-break/>- Getting tips from the staff on what their customers are like</text:p>
      <text:p text:style-name="P1"/>
      <text:p text:style-name="P1"/>
      <text:p text:style-name="P1"/>
      <text:p text:style-name="P1"/>
      <text:p text:style-name="P2">Each card will have some Clyde attached to it to run the dialoug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7T18:16:24.564659000</meta:creation-date>
    <dc:date>2025-09-17T18:50:57.757933200</dc:date>
    <meta:editing-duration>PT24M11S</meta:editing-duration>
    <meta:editing-cycles>1</meta:editing-cycles>
    <meta:document-statistic meta:table-count="0" meta:image-count="0" meta:object-count="0" meta:page-count="2" meta:paragraph-count="4" meta:word-count="128" meta:character-count="671" meta:non-whitespace-character-count="545"/>
    <meta:generator>LibreOffice/25.2.5.2$Windows_X86_64 LibreOffice_project/03d19516eb2e1dd5d4ccd751a0d6f35f35e08022</meta:generator>
  </office:meta>
</office:document-meta>
</file>